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LayoutManager.getWordChars( StringBuffer sbChars , Position b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LayoutManager.applyChanges( List old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haracter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haracterLayoutManager.hyphenate( Position pos , HyphContext h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acterLayoutManager.getNextKnuthElements( LayoutContext context , int align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haracterLayoutManager.getCharacterInlineArea( Character n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haracterLayoutManager.CharacterLayoutManager( Character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LayoutManager.getChangedKnuthElements( List oldList , int align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1">
            <text:p text:style-name="Table_20_Contents">4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